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ec99" officeooo:paragraph-rsid="001fec99"/>
    </style:style>
    <style:style style:name="P2" style:family="paragraph" style:parent-style-name="Standard">
      <style:text-properties officeooo:rsid="0020bd20" officeooo:paragraph-rsid="0020bd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s a game where you travel around a (procedurally generated?) map and defeat various enemies to gain experience. This allows you to unlock new parts of the map and eventually beat the boss of the map. When you finish the map your character is reset (save for a few stats) and you move on to the next map.</text:p>
      <text:p text:style-name="P1"/>
      <text:p text:style-name="P1">As you go along your mini adventure you will gain different items to use as well as currency to put towards shops in the map. Shops (might) have a limited stock of items so you (might) have to strategise your item usage accordingly.</text:p>
      <text:p text:style-name="P1"/>
      <text:p text:style-name="P1">You have a certain ammount of points you can allot to varying stats at the start of a map and as you progress through the game you level up and gain more points for stats. Maybe..(if you use a lot of points in a certain stat often you will gain perminant points which do not count towards your total ammount but always exist in that category. Much like a starter stat.</text:p>
      <text:p text:style-name="P1"/>
      <text:p text:style-name="P1">When you level up you will have an ammount of level points you can put in various static stats such as base line stats and HP</text:p>
      <text:p text:style-name="P1"/>
      <text:p text:style-name="P1">Maps</text:p>
      <text:p text:style-name="P1"/>
      <text:p text:style-name="P1">beginner map with various tutorial elements</text:p>
      <text:p text:style-name="P1">easyier map to allow the player to experiment with various things</text:p>
      <text:p text:style-name="P1">a few maps with extreme stats for enemies (IE high defence but low attack, high speed but low accuracy etc.)</text:p>
      <text:p text:style-name="P1"/>
      <text:p text:style-name="P1"/>
      <text:p text:style-name="P1">stats.</text:p>
      <text:p text:style-name="P1">HP</text:p>
      <text:p text:style-name="P1">attack</text:p>
      <text:p text:style-name="P1">defence</text:p>
      <text:p text:style-name="P1">speed</text:p>
      <text:p text:style-name="P1">accuracy</text:p>
      <text:p text:style-name="P2">magic</text:p>
      <text:p text:style-name="P2">magic attack</text:p>
      <text:p text:style-name="P2">magic defence</text:p>
      <text:p text:style-name="P2"/>
      <text:p text:style-name="P2">choosing a start</text:p>
      <text:p text:style-name="P2"/>
      <text:p text:style-name="P2">when you start the game you will <text:s/>be given a few static points to place where you want. This gives your character a baseline stat. You can put these wherever you want or choose a preset “clas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5:37:12.268446607</meta:creation-date>
    <dc:date>2019-04-11T18:51:51.544743729</dc:date>
    <meta:editing-duration>PT27M52S</meta:editing-duration>
    <meta:editing-cycles>5</meta:editing-cycles>
    <meta:generator>LibreOffice/6.0.7.3$Linux_X86_64 LibreOffice_project/00m0$Build-3</meta:generator>
    <meta:document-statistic meta:table-count="0" meta:image-count="0" meta:object-count="0" meta:page-count="1" meta:paragraph-count="19" meta:word-count="287" meta:character-count="1523" meta:non-whitespace-character-count="1254"/>
  </office:meta>
</office:document-meta>
</file>